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3074" officeooo:paragraph-rsid="001a30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-0.968 -0.982 -0.969 -0.984 -0.974 -0.972 -0.981 -0.975 -0.971 -0.981 -0.957 -0.972 -0.984 -0.979 -0.975 -0.971 -0.977 -0.960 -0.986 -0.967 -0.976 -0.962 -0.980 -0.970 -0.968 -0.983 -0.970 -0.980 -0.982 -0.970 -0.981 -0.979 -0.972 -0.974 -0.974 -0.970 -0.978 -0.966 -0.978 -0.970 -0.984 -0.970 -0.971 -0.980 -0.968 -0.980 -0.966 -0.966 -0.978 -0.978 -0.985 -0.972 -0.977 -0.997 -0.987 -0.982 -0.970 -0.987 -0.982 -0.967 -0.983 -0.980 -0.970 -0.978 -0.972 -0.965 -0.978 -0.976 -0.974 -0.963 -0.981 -0.979 -0.982 -0.970 -0.970 -0.994 -0.957 -0.987 -0.983 -0.956 -0.993 -0.974 -0.972 -0.981 -0.977 -0.982 -0.974 -0.985 -0.982 -0.973 -0.995 -0.981 -0.986 -0.974 -0.973 -0.975 -0.990 -0.974 -0.975 <text:bookmark-start text:name="__DdeLink__97_1213158162"/>-0.968 <text:bookmark-end text:name="__DdeLink__97_1213158162"/>-0.97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4:42:22.252934103</meta:creation-date>
    <dc:date>2017-04-28T14:56:51.271839165</dc:date>
    <meta:editing-duration>P0D</meta:editing-duration>
    <meta:editing-cycles>1</meta:editing-cycles>
    <meta:document-statistic meta:table-count="0" meta:image-count="0" meta:object-count="0" meta:page-count="1" meta:paragraph-count="1" meta:word-count="101" meta:character-count="707" meta:non-whitespace-character-count="606"/>
    <meta:generator>LibreOffice/4.2.8.2$Linux_X86_64 LibreOffice_project/420m0$Build-2</meta:generator>
  </office:meta>
</office:document-meta>
</file>